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5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4" office:value-type="string" calcext:value-type="string" table:number-columns-spanned="3" table:number-rows-spanned="1">
            <text:p>State 1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ate 2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ambda/n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_J (1)</text:p>
          </table:table-cell>
          <table:table-cell office:value-type="string" calcext:value-type="string">
            <text:p>g_J (2)</text:p>
          </table:table-cell>
          <table:table-cell table:number-columns-repeated="1013"/>
        </table:table-row>
        <table:table-row table:style-name="ro1">
          <table:table-cell office:value-type="float" office:value="643.9" calcext:value-type="float">
            <text:p>643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 + ([.B3]*([.B3]+1) + [.C3]*([.C3]+1) - [.D3]*([.D3]+1))/(2*[.B3]*([.B3]+1))" office:value-type="float" office:value="1" calcext:value-type="float">
            <text:p>1</text:p>
          </table:table-cell>
          <table:table-cell table:formula="of:=1 + ([.E3]*([.E3]+1) + [.F3]*([.F3]+1) - [.G3]*([.G3]+1))/(2*[.E3]*([.E3]+1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08.6" calcext:value-type="float">
            <text:p>50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 + ([.B4]*([.B4]+1) + [.C4]*([.C4]+1) - [.D4]*([.D4]+1))/(2*[.B4]*([.B4]+1))" office:value-type="float" office:value="2" calcext:value-type="float">
            <text:p>2</text:p>
          </table:table-cell>
          <table:table-cell table:formula="of:=1 + ([.E4]*([.E4]+1) + [.F4]*([.F4]+1) - [.G4]*([.G4]+1))/(2*[.E4]*([.E4]+1))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table:style-name="ce3" office:value-type="float" office:value="480" calcext:value-type="float">
            <text:p>48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 + ([.B5]*([.B5]+1) + [.C5]*([.C5]+1) - [.D5]*([.D5]+1))/(2*[.B5]*([.B5]+1))" office:value-type="float" office:value="2" calcext:value-type="float">
            <text:p>2</text:p>
          </table:table-cell>
          <table:table-cell table:formula="of:=1 + ([.E5]*([.E5]+1) + [.F5]*([.F5]+1) - [.G5]*([.G5]+1))/(2*[.E5]*([.E5]+1))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 + ([.B6]*([.B6]+1) + [.C6]*([.C6]+1) - [.D6]*([.D6]+1))/(2*[.B6]*([.B6]+1))" office:value-type="float" office:value="2" calcext:value-type="float">
            <text:p>2</text:p>
          </table:table-cell>
          <table:table-cell table:formula="of:=1 + ([.E6]*([.E6]+1) + [.F6]*([.F6]+1) - [.G6]*([.G6]+1))/(2*[.E6]*([.E6]+1)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office:value-type="float" office:value="643.9" calcext:value-type="float">
            <text:p>643.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 1 M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office:value-type="float" office:value="-1" calcext:value-type="float">
            <text:p>-1</text:p>
          </table:table-cell>
          <table:table-cell table:formula="of:=[.K$8]*[.$H$3] - [.$J9]*[.$I$3]" office:value-type="float" office:value="-1" calcext:value-type="float">
            <text:p>-1</text:p>
          </table:table-cell>
          <table:table-cell table:formula="of:=[.L$8]*[.$H$3] - [.$J9]*[.$I$3]" office:value-type="float" office:value="0" calcext:value-type="float">
            <text:p>0</text:p>
          </table:table-cell>
          <table:table-cell table:formula="of:=[.M$8]*[.$H$3] - [.$J9]*[.$I$3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formula="of:=[.L$8]*[.$H$3] - [.$J10]*[.$I$3]" office:value-type="float" office:value="-1" calcext:value-type="float">
            <text:p>-1</text:p>
          </table:table-cell>
          <table:table-cell table:formula="of:=[.M$8]*[.$H$3] - [.$J10]*[.$I$3]" office:value-type="float" office:value="0" calcext:value-type="float">
            <text:p>0</text:p>
          </table:table-cell>
          <table:table-cell table:formula="of:=[.N$8]*[.$H$3] - [.$J10]*[.$I$3]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[.M$8]*[.$H$3] - [.$J11]*[.$I$3]" office:value-type="float" office:value="-1" calcext:value-type="float">
            <text:p>-1</text:p>
          </table:table-cell>
          <table:table-cell table:formula="of:=[.N$8]*[.$H$3] - [.$J11]*[.$I$3]" office:value-type="float" office:value="0" calcext:value-type="float">
            <text:p>0</text:p>
          </table:table-cell>
          <table:table-cell table:formula="of:=[.O$8]*[.$H$3] - [.$J11]*[.$I$3]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tate 2 M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office:value-type="float" office:value="508.6" calcext:value-type="float">
            <text:p>508.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e 1 M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-2" calcext:value-type="float">
            <text:p>-2</text:p>
          </table:table-cell>
          <table:table-cell table:formula="of:=[.K$14]*[.$H$4] - [.$J15]*[.$I$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-1" calcext:value-type="float">
            <text:p>-1</text:p>
          </table:table-cell>
          <table:table-cell table:formula="of:=[.K$14]*[.$H$4] - [.$J16]*[.$I$4]" office:value-type="float" office:value="-0.5" calcext:value-type="float">
            <text:p>-0.5</text:p>
          </table:table-cell>
          <table:table-cell table:formula="of:=[.L$14]*[.$H$4] - [.$J16]*[.$I$4]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formula="of:=[.K$14]*[.$H$4] - [.$J17]*[.$I$4]" office:value-type="float" office:value="-2" calcext:value-type="float">
            <text:p>-2</text:p>
          </table:table-cell>
          <table:table-cell table:formula="of:=[.L$14]*[.$H$4] - [.$J17]*[.$I$4]" office:value-type="float" office:value="0" calcext:value-type="float">
            <text:p>0</text:p>
          </table:table-cell>
          <table:table-cell table:formula="of:=[.M$14]*[.$H$4] - [.$J17]*[.$I$4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L$14]*[.$H$4] - [.$J18]*[.$I$4]" office:value-type="float" office:value="-1.5" calcext:value-type="float">
            <text:p>-1.5</text:p>
          </table:table-cell>
          <table:table-cell table:formula="of:=[.M$14]*[.$H$4] - [.$J18]*[.$I$4]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table:formula="of:=[.M$14]*[.$H$4] - [.$J19]*[.$I$4]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State 2 M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table:style-name="ce3" office:value-type="float" office:value="480" calcext:value-type="float">
            <text:p>480.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e 1 M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-1" calcext:value-type="float">
            <text:p>-1</text:p>
          </table:table-cell>
          <table:table-cell table:formula="of:=[.K$22]*[.$H$5] - [.$J23]*[.$I$5]" office:value-type="float" office:value="-0.5" calcext:value-type="float">
            <text:p>-0.5</text:p>
          </table:table-cell>
          <table:table-cell table:formula="of:=[.L$22]*[.$H$5] - [.$J23]*[.$I$5]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formula="of:=[.K$22]*[.$H$5] - [.$J24]*[.$I$5]" office:value-type="float" office:value="-2" calcext:value-type="float">
            <text:p>-2</text:p>
          </table:table-cell>
          <table:table-cell/>
          <table:table-cell table:formula="of:=[.M$22]*[.$H$5] - [.$J24]*[.$I$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[.L$22]*[.$H$5] - [.$J25]*[.$I$5]" office:value-type="float" office:value="-1.5" calcext:value-type="float">
            <text:p>-1.5</text:p>
          </table:table-cell>
          <table:table-cell table:formula="of:=[.M$22]*[.$H$5] - [.$J25]*[.$I$5]" office:value-type="float" office:value="0.5" calcext:value-type="float">
            <text:p>0.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State 2 M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office:value-type="float" office:value="467.8" calcext:value-type="float">
            <text:p>467.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te 1 M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formula="of:=[.K$28]*[.$H$6]" office:value-type="float" office:value="-2" calcext:value-type="float">
            <text:p>-2</text:p>
          </table:table-cell>
          <table:table-cell table:formula="of:=[.L$28]*[.$H$6]" office:value-type="float" office:value="0" calcext:value-type="float">
            <text:p>0</text:p>
          </table:table-cell>
          <table:table-cell table:formula="of:=[.M$28]*[.$H$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State 2 M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00-00-00</text:date>, <text:time style:data-style-name="N2" text:time-value="12:35:19.354020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2:35:24.175682470</meta:creation-date>
    <dc:title>Noto Sans</dc:title>
    <meta:editing-duration>PT10H24M28S</meta:editing-duration>
    <meta:editing-cycles>13</meta:editing-cycles>
    <meta:generator>LibreOffice/7.1.4.2$Linux_X86_64 LibreOffice_project/10$Build-2</meta:generator>
    <meta:initial-creator>Yudong Sun</meta:initial-creator>
    <dc:date>2021-08-17T23:31:10.571272618</dc:date>
    <dc:creator>Yudong Sun</dc:creator>
    <meta:document-statistic meta:table-count="1" meta:cell-count="112" meta:object-count="0"/>
    <meta:template xlink:type="simple" xlink:actuate="onRequest" xlink:title="Noto Sans" xlink:href="../../../../../../../../home/sunyudong/Templates/Noto%20Sans1.ots" meta:date="2021-08-17T12:35:19.937565206"/>
  </office:meta>
</office:document-meta>
</file>